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solid" draw:fill-color="#ff0000" draw:textarea-horizontal-align="center" draw:textarea-vertical-align="middle"/>
    </style:style>
    <style:style style:name="gr2" style:family="graphic" style:parent-style-name="standard">
      <style:graphic-properties draw:stroke="none" svg:stroke-width="0.003cm" draw:textarea-horizontal-align="center" draw:textarea-vertical-align="middle"/>
    </style:style>
    <style:style style:name="gr3" style:family="graphic" style:parent-style-name="standard">
      <style:graphic-properties draw:stroke="none" svg:stroke-width="0.003cm" draw:fill="none" draw:fill-color="#ff0000" draw:textarea-horizontal-align="center" draw:textarea-vertical-align="middle"/>
    </style:style>
    <style:style style:name="gr4" style:family="graphic" style:parent-style-name="standard">
      <style:graphic-properties draw:stroke="solid" svg:stroke-width="0.009cm" svg:stroke-color="#ff0000" draw:textarea-horizontal-align="center" draw:textarea-vertical-align="middle" fo:padding-top="0.004cm" fo:padding-bottom="0.004cm" fo:padding-left="0.004cm" fo:padding-right="0.004cm"/>
    </style:style>
    <style:style style:name="gr5" style:family="graphic" style:parent-style-name="standard">
      <style:graphic-properties draw:stroke="none" svg:stroke-width="0.009cm" svg:stroke-color="#ff0000" draw:fill="solid" draw:fill-color="#4979c0" draw:textarea-horizontal-align="center" draw:textarea-vertical-align="middle"/>
    </style:style>
    <style:style style:name="gr6" style:family="graphic" style:parent-style-name="standard">
      <style:graphic-properties draw:stroke="none" svg:stroke-width="0.003cm" svg:stroke-color="#ff0000" draw:textarea-horizontal-align="center" draw:textarea-vertical-align="middle"/>
    </style:style>
    <style:style style:name="gr7" style:family="graphic" style:parent-style-name="standard">
      <style:graphic-properties draw:stroke="none" svg:stroke-width="0.003cm" svg:stroke-color="#ff0000" draw:fill="solid" draw:fill-color="#4979c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polygon draw:style-name="gr1" draw:text-style-name="P1" draw:layer="layout" svg:width="0.345cm" svg:height="9.555cm" svg:x="9.23cm" svg:y="11.743cm" svg:viewBox="0 0 346 9556" draw:points="0,0 0,9556 346,9556 346,0">
          <text:p/>
        </draw:polygon>
        <draw:polyline draw:style-name="gr2" draw:text-style-name="P1" draw:layer="layout" svg:width="0.345cm" svg:height="9.555cm" svg:x="9.23cm" svg:y="11.743cm" svg:viewBox="0 0 346 9556" draw:points="0,0 0,9556 346,9556 346,0 0,0">
          <text:p/>
        </draw:polyline>
        <draw:polygon draw:style-name="gr3" draw:text-style-name="P1" draw:layer="layout" svg:width="0.345cm" svg:height="9.555cm" svg:x="9.23cm" svg:y="11.743cm" svg:viewBox="0 0 346 9556" draw:points="0,9556 346,9556 346,0 0,0">
          <text:p/>
        </draw:polygon>
        <draw:polyline draw:style-name="gr4" draw:text-style-name="P1" draw:layer="layout" svg:width="0.345cm" svg:height="9.555cm" svg:x="9.23cm" svg:y="11.743cm" svg:viewBox="0 0 346 9556" draw:points="0,9556 346,9556 346,0 0,0 0,9556">
          <text:p/>
        </draw:polyline>
        <draw:polygon draw:style-name="gr5" draw:text-style-name="P1" draw:layer="layout" svg:width="3.343cm" svg:height="6.41cm" svg:x="10.605cm" svg:y="8.394cm" svg:viewBox="0 0 3344 6411" draw:points="0,6411 1829,6411 1868,6408 1908,6408 1947,6405 1984,6401 2023,6398 2059,6392 2099,6386 2135,6377 2171,6371 2208,6362 2244,6353 2280,6341 2317,6329 2350,6317 2386,6305 2420,6289 2453,6274 2486,6259 2520,6244 2553,6226 2617,6190 2677,6150 2738,6108 2792,6062 2850,6017 2901,5965 2950,5914 2998,5859 3044,5802 3086,5741 3126,5681 3162,5617 3180,5584 3195,5551 3210,5517 3225,5484 3241,5451 3253,5417 3265,5381 3277,5345 3286,5308 3298,5275 3307,5239 3313,5199 3322,5163 3328,5127 3332,5087 3338,5051 3341,5012 3344,4972 3344,4933 3344,4897 3344,4860 3344,4821 3341,4785 3338,4748 3335,4712 3328,4676 3322,4639 3316,4603 3316,4603 2502,452 3065,343 1829,0 817,782 1378,673 2193,4824 2196,4842 2199,4863 2199,4881 2199,4900 2199,4918 2199,4936 2196,4954 2193,4972 2187,4987 2183,5006 2177,5024 2171,5039 2162,5054 2156,5072 2138,5103 2117,5130 2093,5157 2065,5181 2038,5202 2005,5221 1990,5230 1971,5236 1956,5242 1938,5248 1920,5254 1902,5257 1884,5260 1865,5263 1847,5266 1829,5266 0,5266">
          <text:p/>
        </draw:polygon>
        <draw:polyline draw:style-name="gr6" draw:text-style-name="P1" draw:layer="layout" svg:width="3.343cm" svg:height="6.41cm" svg:x="10.605cm" svg:y="8.394cm" svg:viewBox="0 0 3344 6411" draw:points="0,6411 1829,6411 1868,6408 1908,6408 1947,6405 1984,6401 2023,6398 2059,6392 2099,6386 2135,6377 2171,6371 2208,6362 2244,6353 2280,6341 2317,6329 2350,6317 2386,6305 2420,6289 2453,6274 2486,6259 2520,6244 2553,6226 2617,6190 2677,6150 2738,6108 2792,6062 2850,6017 2901,5965 2950,5914 2998,5859 3044,5802 3086,5741 3126,5681 3162,5617 3180,5584 3195,5551 3210,5517 3225,5484 3241,5451 3253,5417 3265,5381 3277,5345 3286,5308 3298,5275 3307,5239 3313,5199 3322,5163 3328,5127 3332,5087 3338,5051 3341,5012 3344,4972 3344,4933 3344,4897 3344,4860 3344,4821 3341,4785 3338,4748 3335,4712 3328,4676 3322,4639 3316,4603 3316,4603 2502,452 3065,343 1829,0 817,782 1378,673 2193,4824 2196,4842 2199,4863 2199,4881 2199,4900 2199,4918 2199,4936 2196,4954 2193,4972 2187,4987 2183,5006 2177,5024 2171,5039 2162,5054 2156,5072 2138,5103 2117,5130 2093,5157 2065,5181 2038,5202 2005,5221 1990,5230 1971,5236 1956,5242 1938,5248 1920,5254 1902,5257 1884,5260 1865,5263 1847,5266 1829,5266 0,5266 0,6411">
          <text:p/>
        </draw:polyline>
        <draw:polygon draw:style-name="gr7" draw:text-style-name="P1" draw:layer="layout" svg:width="4.922cm" svg:height="5.149cm" svg:x="3.62cm" svg:y="13.545cm" svg:viewBox="0 0 4923 5150" draw:points="0,3861 3635,3861 3635,5150 4923,2574 3635,0 3635,1287 0,1287">
          <text:p/>
        </draw:polygon>
        <draw:polyline draw:style-name="gr6" draw:text-style-name="P1" draw:layer="layout" svg:width="4.922cm" svg:height="5.149cm" svg:x="3.62cm" svg:y="13.545cm" svg:viewBox="0 0 4923 5150" draw:points="0,3861 3635,3861 3635,5150 4923,2574 3635,0 3635,1287 0,1287 0,3861">
          <text:p/>
        </draw:polyline>
        <draw:polygon draw:style-name="gr7" draw:text-style-name="P1" draw:layer="layout" svg:width="6.769cm" svg:height="3.875cm" svg:x="10.605cm" svg:y="12.243cm" svg:viewBox="0 0 6770 3876" draw:points="0,3876 2402,3876 2402,3876 2477,3876 2553,3873 2629,3867 2704,3861 2853,3839 2998,3812 3144,3776 3286,3733 3425,3682 3562,3624 3695,3558 3825,3488 3952,3406 4074,3322 4192,3228 4304,3131 4413,3025 4513,2913 4513,2913 6554,560 6770,748 6524,157 5903,0 6121,188 4083,2537 4040,2583 4001,2628 3959,2671 3913,2710 3871,2752 3825,2789 3780,2828 3731,2864 3683,2898 3634,2931 3586,2964 3534,2995 3483,3025 3431,3052 3380,3079 3325,3104 3271,3128 3216,3149 3162,3170 3104,3191 3050,3210 2992,3225 2935,3240 2877,3252 2820,3264 2759,3276 2701,3285 2641,3291 2583,3297 2523,3300 2462,3303 2402,3303 2402,3303 0,3303">
          <text:p/>
        </draw:polygon>
        <draw:polyline draw:style-name="gr6" draw:text-style-name="P1" draw:layer="layout" svg:width="6.769cm" svg:height="3.875cm" svg:x="10.605cm" svg:y="12.243cm" svg:viewBox="0 0 6770 3876" draw:points="0,3876 2402,3876 2402,3876 2477,3876 2553,3873 2629,3867 2704,3861 2853,3839 2998,3812 3144,3776 3286,3733 3425,3682 3562,3624 3695,3558 3825,3488 3952,3406 4074,3322 4192,3228 4304,3131 4413,3025 4513,2913 4513,2913 6554,560 6770,748 6524,157 5903,0 6121,188 4083,2537 4040,2583 4001,2628 3959,2671 3913,2710 3871,2752 3825,2789 3780,2828 3731,2864 3683,2898 3634,2931 3586,2964 3534,2995 3483,3025 3431,3052 3380,3079 3325,3104 3271,3128 3216,3149 3162,3170 3104,3191 3050,3210 2992,3225 2935,3240 2877,3252 2820,3264 2759,3276 2701,3285 2641,3291 2583,3297 2523,3300 2462,3303 2402,3303 2402,3303 0,3303 0,3876">
          <text:p/>
        </draw:polyline>
        <draw:polygon draw:style-name="gr7" draw:text-style-name="P1" draw:layer="layout" svg:width="5.103cm" svg:height="3.669cm" svg:x="10.547cm" svg:y="16.811cm" svg:viewBox="0 0 5104 3670" draw:points="0,2083 1315,2083 1315,2083 1433,2083 1548,2089 1663,2095 1778,2108 1890,2120 2005,2135 2117,2156 2232,2177 2344,2201 2457,2229 2566,2262 2678,2295 2787,2332 2896,2371 3002,2413 3108,2459 3108,2459 3783,2753 3383,3670 5104,2235 4989,0 4586,918 3911,621 3756,557 3602,497 3444,439 3287,388 3126,339 2965,294 2805,254 2641,218 2478,185 2314,158 2148,133 1984,115 1817,100 1651,88 1484,82 1315,79 1315,79 0,79">
          <text:p/>
        </draw:polygon>
        <draw:polyline draw:style-name="gr6" draw:text-style-name="P1" draw:layer="layout" svg:width="5.103cm" svg:height="3.669cm" svg:x="10.547cm" svg:y="16.811cm" svg:viewBox="0 0 5104 3670" draw:points="0,2083 1315,2083 1315,2083 1433,2083 1548,2089 1663,2095 1778,2108 1890,2120 2005,2135 2117,2156 2232,2177 2344,2201 2457,2229 2566,2262 2678,2295 2787,2332 2896,2371 3002,2413 3108,2459 3108,2459 3783,2753 3383,3670 5104,2235 4989,0 4586,918 3911,621 3756,557 3602,497 3444,439 3287,388 3126,339 2965,294 2805,254 2641,218 2478,185 2314,158 2148,133 1984,115 1817,100 1651,88 1484,82 1315,79 1315,79 0,79 0,2083">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date>2008-08-08T10:35:56</dc:date>
    <meta:editing-cycles>0</meta:editing-cycles>
    <meta:editing-duration>PT0S</meta:editing-duration>
    <meta:user-defined meta:name="Info 1"/>
    <meta:user-defined meta:name="Info 2"/>
    <meta:user-defined meta:name="Info 3"/>
    <meta:user-defined meta:name="Info 4"/>
    <meta:document-statistic meta:object-count="12"/>
  </office:meta>
</office:document-meta>
</file>